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1b95" officeooo:paragraph-rsid="00131b95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bold" officeooo:rsid="00131b95" officeooo:paragraph-rsid="00131b95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officeooo:rsid="00131b95" officeooo:paragraph-rsid="00131b95" style:font-size-asian="21pt" style:font-weight-asian="bold" style:font-size-complex="24pt" style:font-weight-complex="bold"/>
    </style:style>
    <style:style style:name="P4" style:family="paragraph" style:parent-style-name="Standard">
      <style:text-properties fo:font-size="12pt" style:text-underline-style="none" fo:font-weight="normal" officeooo:rsid="00131b95" officeooo:paragraph-rsid="00131b9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6pt" style:text-underline-style="none" fo:font-weight="normal" officeooo:rsid="00131b95" officeooo:paragraph-rsid="00131b95" style:font-size-asian="5.25pt" style:font-weight-asian="normal" style:font-size-complex="6pt" style:font-weight-complex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style:text-underline-style="none" fo:font-weight="normal" officeooo:rsid="0013157e" officeooo:paragraph-rsid="00131b9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officeooo:rsid="001589da" officeooo:paragraph-rsid="001589da"/>
    </style:style>
    <style:style style:name="P8" style:family="paragraph" style:parent-style-name="Standard">
      <style:text-properties officeooo:rsid="001589da" officeooo:paragraph-rsid="0017865e"/>
    </style:style>
    <style:style style:name="P9" style:family="paragraph" style:parent-style-name="Standard">
      <style:text-properties officeooo:rsid="001589da" officeooo:paragraph-rsid="00183ca3"/>
    </style:style>
    <style:style style:name="P10" style:family="paragraph" style:parent-style-name="Standard">
      <style:text-properties officeooo:rsid="001589da" officeooo:paragraph-rsid="00193c97"/>
    </style:style>
    <style:style style:name="P11" style:family="paragraph" style:parent-style-name="Standard">
      <style:text-properties officeooo:rsid="001589da" officeooo:paragraph-rsid="001b0942"/>
    </style:style>
    <style:style style:name="P12" style:family="paragraph" style:parent-style-name="Standard">
      <style:text-properties officeooo:rsid="001589da" officeooo:paragraph-rsid="001b0af2"/>
    </style:style>
    <style:style style:name="P13" style:family="paragraph" style:parent-style-name="Standard">
      <style:text-properties officeooo:rsid="00131b95" officeooo:paragraph-rsid="00131b95"/>
    </style:style>
    <style:style style:name="T1" style:family="text">
      <style:text-properties officeooo:rsid="00156a9a"/>
    </style:style>
    <style:style style:name="T2" style:family="text">
      <style:text-properties fo:font-weight="bold" officeooo:rsid="0017865e" style:font-weight-asian="bold" style:font-weight-complex="bold"/>
    </style:style>
    <style:style style:name="T3" style:family="text">
      <style:text-properties fo:font-weight="bold" officeooo:rsid="00183ca3" style:font-weight-asian="bold" style:font-weight-complex="bold"/>
    </style:style>
    <style:style style:name="T4" style:family="text">
      <style:text-properties fo:font-weight="bold" officeooo:rsid="001b0942" style:font-weight-asian="bold" style:font-weight-complex="bold"/>
    </style:style>
    <style:style style:name="T5" style:family="text">
      <style:text-properties fo:font-weight="bold" officeooo:rsid="001b0af2" style:font-weight-asian="bold" style:font-weight-complex="bold"/>
    </style:style>
    <style:style style:name="T6" style:family="text">
      <style:text-properties fo:font-weight="bold" officeooo:rsid="001c5905" style:font-weight-asian="bold" style:font-weight-complex="bold"/>
    </style:style>
    <style:style style:name="T7" style:family="text">
      <style:text-properties officeooo:rsid="001dfc3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all Organization</text:p>
      <text:p text:style-name="P6"><text:tab/>I structured my experiment by using nested for loops. My outermost loop ran 5 times in order to accommodate the 5 trials <text:span text:style-name="T1">(using 5 different seeds), The 5 different seeds that were used were simply the loop iteration (i.e. on the first loop it would use a seed of 1 etc…). Then the next loop would go through the values of n, starting from 500000 going to 400000.</text:span> <text:span text:style-name="T1">The innermost loop would run the insert or whatever function I was testing. First runs did building, the second run randomly generated a choice between doing an insert and a deletemin, starting with the Leftist Tree then running the trials for the Skew Heap.</text:span></text:p>
      <text:p text:style-name="P2">Raw Data</text:p>
      <text:p text:style-name="P1"/>
      <text:p text:style-name="P7">Leftist Tree Building with n = 50000 <text:s/><text:span text:style-name="T2">Avg Time: 0.005782</text:span></text:p>
      <text:p text:style-name="P7">0.005639</text:p>
      <text:p text:style-name="P7">0.006453</text:p>
      <text:p text:style-name="P7">0.005633</text:p>
      <text:p text:style-name="P7">0.009476</text:p>
      <text:p text:style-name="P7">0.005603</text:p>
      <text:p text:style-name="P8">Leftist Tree Building with n = 100000 <text:s/><text:span text:style-name="T2">Avg Time: 0.013712</text:span></text:p>
      <text:p text:style-name="P7">0.014418</text:p>
      <text:p text:style-name="P7">0.014256</text:p>
      <text:p text:style-name="P7">0.011198</text:p>
      <text:p text:style-name="P7">0.014714</text:p>
      <text:p text:style-name="P7">0.011194</text:p>
      <text:p text:style-name="P8">Leftist Tree Building with n = 200000 <text:span text:style-name="T2">Avg Time: 0.030944</text:span></text:p>
      <text:p text:style-name="P7">0.025275</text:p>
      <text:p text:style-name="P7">0.032291</text:p>
      <text:p text:style-name="P7">0.031149</text:p>
      <text:p text:style-name="P7">0.032116</text:p>
      <text:p text:style-name="P7">0.031298</text:p>
      <text:p text:style-name="P8">Leftist Tree Building with n = 400000 <text:span text:style-name="T2">Avg Time: 0.0</text:span><text:span text:style-name="T3">45980</text:span></text:p>
      <text:p text:style-name="P7">0.04572</text:p>
      <text:p text:style-name="P7">0.046432</text:p>
      <text:p text:style-name="P7">0.045746</text:p>
      <text:p text:style-name="P7">0.04633</text:p>
      <text:p text:style-name="P7">0.045707</text:p>
      <text:p text:style-name="P9">Skew Heap Building with n = 50000 <text:span text:style-name="T2">Avg Time: 0.0</text:span><text:span text:style-name="T3">04823</text:span></text:p>
      <text:p text:style-name="P7">0.004619</text:p>
      <text:p text:style-name="P7">0.004608</text:p>
      <text:p text:style-name="P7">0.005227</text:p>
      <text:p text:style-name="P7">0.005177</text:p>
      <text:p text:style-name="P7">0.00464</text:p>
      <text:p text:style-name="P9">Skew Heap Building with n = 100000 <text:span text:style-name="T2">Avg Time: 0.0</text:span><text:span text:style-name="T3">09543</text:span></text:p>
      <text:p text:style-name="P7">0.010373</text:p>
      <text:p text:style-name="P7">0.009217</text:p>
      <text:p text:style-name="P7">0.009231</text:p>
      <text:p text:style-name="P7">0.010457</text:p>
      <text:p text:style-name="P7"><text:soft-page-break/>0.009197</text:p>
      <text:p text:style-name="P10">Skew Heap Building with n = 200000 <text:span text:style-name="T2">Avg Time: 0.0</text:span><text:span text:style-name="T4">19312</text:span></text:p>
      <text:p text:style-name="P7">0.019241</text:p>
      <text:p text:style-name="P7">0.01901</text:p>
      <text:p text:style-name="P7">0.01973</text:p>
      <text:p text:style-name="P7">0.019277</text:p>
      <text:p text:style-name="P7">0.018963</text:p>
      <text:p text:style-name="P11">Skew Heap Building with n = 400000 <text:span text:style-name="T2">Avg Time: 0.0</text:span><text:span text:style-name="T4">38478</text:span></text:p>
      <text:p text:style-name="P7">0.038115</text:p>
      <text:p text:style-name="P7">0.038217</text:p>
      <text:p text:style-name="P7">0.038802</text:p>
      <text:p text:style-name="P7">0.038858</text:p>
      <text:p text:style-name="P7">0.038256</text:p>
      <text:p text:style-name="P11">Leftist Heap with n = 50000 <text:span text:style-name="T2">Avg Time: 0.0</text:span><text:span text:style-name="T4">03812</text:span></text:p>
      <text:p text:style-name="P7">0.004192</text:p>
      <text:p text:style-name="P7">0.003483</text:p>
      <text:p text:style-name="P7">0.003987</text:p>
      <text:p text:style-name="P7">0.00344</text:p>
      <text:p text:style-name="P7">0.003457</text:p>
      <text:p text:style-name="P11">Leftist Heap with n = 100000 <text:span text:style-name="T2">Avg Time: 0.0</text:span><text:span text:style-name="T4">07012</text:span></text:p>
      <text:p text:style-name="P7">0.00693</text:p>
      <text:p text:style-name="P7">0.006886</text:p>
      <text:p text:style-name="P7">0.007428</text:p>
      <text:p text:style-name="P7">0.007318</text:p>
      <text:p text:style-name="P7">0.006968</text:p>
      <text:p text:style-name="P11">Leftist Heap with n = 200000 <text:span text:style-name="T2">Avg Time: 0.0</text:span><text:span text:style-name="T4">14299</text:span></text:p>
      <text:p text:style-name="P7">0.014312</text:p>
      <text:p text:style-name="P7">0.014258</text:p>
      <text:p text:style-name="P7">0.014419</text:p>
      <text:p text:style-name="P7">0.014274</text:p>
      <text:p text:style-name="P7">0.013937</text:p>
      <text:p text:style-name="P11">Leftist Heap with n = 400000 <text:span text:style-name="T2">Avg Time: 0.0</text:span><text:span text:style-name="T6">28664</text:span></text:p>
      <text:p text:style-name="P7">0.028481</text:p>
      <text:p text:style-name="P7">0.028775</text:p>
      <text:p text:style-name="P7">0.028651</text:p>
      <text:p text:style-name="P7">0.028943</text:p>
      <text:p text:style-name="P7">0.028698</text:p>
      <text:p text:style-name="P11">Skew Heap Operations with n = 50000 <text:span text:style-name="T2">Avg Time: 0.0</text:span><text:span text:style-name="T4">034</text:span><text:span text:style-name="T5">09</text:span></text:p>
      <text:p text:style-name="P7">0.003142</text:p>
      <text:p text:style-name="P7">0.00313</text:p>
      <text:p text:style-name="P7">0.003125</text:p>
      <text:p text:style-name="P7">0.004263</text:p>
      <text:p text:style-name="P7">0.003118</text:p>
      <text:p text:style-name="P12">Skew Heap Operations with n = 100000 <text:span text:style-name="T2">Avg Time: 0.0</text:span><text:span text:style-name="T4">0</text:span><text:span text:style-name="T5">6523</text:span></text:p>
      <text:p text:style-name="P7">0.006638</text:p>
      <text:p text:style-name="P7">0.006191</text:p>
      <text:p text:style-name="P7">0.006229</text:p>
      <text:p text:style-name="P7">0.006815</text:p>
      <text:p text:style-name="P7">0.006655</text:p>
      <text:p text:style-name="P12"><text:soft-page-break/>Skew Heap Operations with n = 200000 <text:span text:style-name="T2">Avg Time: 0.0</text:span><text:span text:style-name="T5">12875</text:span></text:p>
      <text:p text:style-name="P7">0.012431</text:p>
      <text:p text:style-name="P7">0.013031</text:p>
      <text:p text:style-name="P7">0.012866</text:p>
      <text:p text:style-name="P7">0.012535</text:p>
      <text:p text:style-name="P7">0.013418</text:p>
      <text:p text:style-name="P12">Skew Heap Operations with n = 400000 <text:span text:style-name="T2">Avg Time: 0.0</text:span><text:span text:style-name="T5">25846</text:span></text:p>
      <text:p text:style-name="P7">0.025499</text:p>
      <text:p text:style-name="P7">0.025976</text:p>
      <text:p text:style-name="P7">0.025433</text:p>
      <text:p text:style-name="P7">0.025912</text:p>
      <text:p text:style-name="P7">0.025995</text:p>
      <text:p text:style-name="P1"/>
      <text:p text:style-name="P1"><draw:frame draw:style-name="fr1" draw:name="Object1" text:anchor-type="paragraph" svg:width="6.2992in" svg:height="3.5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paragraph" svg:width="6.2992in" svg:height="3.5457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3"/>
      <text:p text:style-name="P3">Summary of Results</text:p>
      <text:p text:style-name="P4"><text:tab/><text:span text:style-name="T7">The Skew Heap seemed to outperform the Leftist Tree in both building and operation times, averaging a lower time for every value of n for both. The difference was more apparent for larger values of n, as for the lower values of n, the times were still rather close. </text:span></text:p>
      <text:p text:style-name="P3">Observation and conclusion</text:p>
      <text:p text:style-name="P5"/>
      <text:p text:style-name="P4"><text:tab/><text:span text:style-name="T7">It seems that the Skew Heap is simply a more efficient version of the leftist heap. By indiscriminately swapping the merging is a lot faster while still being able to maintain the position of the minimum value and also has the plus of not having to keep track of the ran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0:19:01.151542667</meta:creation-date>
    <dc:date>2017-03-27T22:07:37.621279801</dc:date>
    <meta:editing-duration>PT2H5M47S</meta:editing-duration>
    <meta:editing-cycles>12</meta:editing-cycles>
    <meta:generator>LibreOffice/5.1.6.2.0$Linux_X86_64 LibreOffice_project/10$Build-2</meta:generator>
    <meta:document-statistic meta:table-count="0" meta:image-count="0" meta:object-count="2" meta:page-count="4" meta:paragraph-count="103" meta:word-count="458" meta:character-count="2708" meta:non-whitespace-character-count="23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" xlink:type="simple" chart:class="chart:line" chart:style-name="ch1">
        <chart:title svg:x="5.307cm" svg:y="0.374cm" chart:style-name="ch2">
          <text:p>Building Times</text:p>
        </chart:title>
        <chart:legend chart:legend-position="end" svg:x="13.729cm" svg:y="3.955cm" style:legend-expansion="high" chart:style-name="ch3"/>
        <chart:plot-area chart:style-name="ch4" chart:data-source-has-labels="both" svg:x="1.662cm" svg:y="0.996cm" svg:width="11.837cm" svg:height="6.565cm">
          <chartooo:coordinate-region svg:x="2.574cm" svg:y="1.195cm" svg:width="10.368cm" svg:height="5.719cm"/>
          <chart:axis chart:dimension="x" chart:name="primary-x" chart:style-name="ch5" chartooo:axis-type="auto">
            <chartooo:date-scale/>
            <chart:title svg:x="7.43cm" svg:y="7.741cm" chart:style-name="ch6">
              <text:p>n</text:p>
            </chart:title>
            <chart:categories table:cell-range-address="local-table.$B$1:.$E$1"/>
          </chart:axis>
          <chart:axis chart:dimension="y" chart:name="primary-y" chart:style-name="ch5">
            <chart:title svg:x="0.783cm" svg:y="5.288cm" chart:style-name="ch7">
              <text:p>Average Time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series chart:style-name="ch10" chart:values-cell-range-address="local-table.$B$3:.$E$3" chart:label-cell-address="local-table.$A$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Leftist</text:p>
              </table:table-cell>
              <table:table-cell office:value-type="float" office:value="0.005782">
                <text:p>0.005782</text:p>
              </table:table-cell>
              <table:table-cell office:value-type="float" office:value="0.013712">
                <text:p>0.013712</text:p>
              </table:table-cell>
              <table:table-cell office:value-type="float" office:value="0.030944">
                <text:p>0.030944</text:p>
              </table:table-cell>
              <table:table-cell office:value-type="float" office:value="0.04598">
                <text:p>0.04598</text:p>
              </table:table-cell>
            </table:table-row>
            <table:table-row>
              <table:table-cell office:value-type="string">
                <text:p>Skew</text:p>
              </table:table-cell>
              <table:table-cell office:value-type="float" office:value="0.004823">
                <text:p>0.004823</text:p>
              </table:table-cell>
              <table:table-cell office:value-type="float" office:value="0.009543">
                <text:p>0.009543</text:p>
              </table:table-cell>
              <table:table-cell office:value-type="float" office:value="0.019312">
                <text:p>0.019312</text:p>
              </table:table-cell>
              <table:table-cell office:value-type="float" office:value="0.038478">
                <text:p>0.038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" xlink:type="simple" chart:class="chart:line" chart:style-name="ch1">
        <chart:title svg:x="5.307cm" svg:y="0.374cm" chart:style-name="ch2">
          <text:p>Operation Times</text:p>
        </chart:title>
        <chart:legend chart:legend-position="end" svg:x="13.729cm" svg:y="3.955cm" style:legend-expansion="high" chart:style-name="ch3"/>
        <chart:plot-area chart:style-name="ch4" chart:data-source-has-labels="both" svg:x="1.662cm" svg:y="0.996cm" svg:width="11.837cm" svg:height="6.565cm">
          <chartooo:coordinate-region svg:x="2.574cm" svg:y="1.195cm" svg:width="10.368cm" svg:height="5.719cm"/>
          <chart:axis chart:dimension="x" chart:name="primary-x" chart:style-name="ch5" chartooo:axis-type="auto">
            <chartooo:date-scale/>
            <chart:title svg:x="7.43cm" svg:y="7.741cm" chart:style-name="ch6">
              <text:p>n</text:p>
            </chart:title>
            <chart:categories table:cell-range-address="local-table.$B$1:.$E$1"/>
          </chart:axis>
          <chart:axis chart:dimension="y" chart:name="primary-y" chart:style-name="ch5">
            <chart:title svg:x="0.783cm" svg:y="5.288cm" chart:style-name="ch7">
              <text:p>Average Time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series chart:style-name="ch10" chart:values-cell-range-address="local-table.$B$3:.$E$3" chart:label-cell-address="local-table.$A$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Leftist</text:p>
              </table:table-cell>
              <table:table-cell office:value-type="float" office:value="0.003812">
                <text:p>0.003812</text:p>
              </table:table-cell>
              <table:table-cell office:value-type="float" office:value="0.007012">
                <text:p>0.007012</text:p>
              </table:table-cell>
              <table:table-cell office:value-type="float" office:value="0.014299">
                <text:p>0.014299</text:p>
              </table:table-cell>
              <table:table-cell office:value-type="float" office:value="0.028664">
                <text:p>0.028664</text:p>
              </table:table-cell>
            </table:table-row>
            <table:table-row>
              <table:table-cell office:value-type="string">
                <text:p>Skew</text:p>
              </table:table-cell>
              <table:table-cell office:value-type="float" office:value="0.003409">
                <text:p>0.003409</text:p>
              </table:table-cell>
              <table:table-cell office:value-type="float" office:value="0.006523">
                <text:p>0.006523</text:p>
              </table:table-cell>
              <table:table-cell office:value-type="float" office:value="0.012875">
                <text:p>0.012875</text:p>
              </table:table-cell>
              <table:table-cell office:value-type="float" office:value="0.025846">
                <text:p>0.025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